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32in" svg:height="3.1728in" svg:x="0in" svg:y="2.1469in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7.1114in" svg:y="2.1382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7.111in" svg:y="5.7024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7.1339in" svg:y="9.2551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4.2228in" svg:y="2.1382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4.2224in" svg:y="5.7024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4.2224in" svg:y="9.2661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5669in" svg:height="3.1346in" svg:x="20.6874in" svg:y="2.1602in">
            <draw:object draw:notify-on-update-of-ranges="Sheet1.W3:Sheet1.W9 Sheet1.X2:Sheet1.X2 Sheet1.X3:Sheet1.X9 Sheet1.Y2:Sheet1.Y2 Sheet1.Y3:Sheet1.Y9 Sheet1.Z2:Sheet1.Z2 Sheet1.Z3:Sheet1.Z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5669in" svg:height="3.1346in" svg:x="26.8866in" svg:y="2.1335in">
            <draw:object draw:notify-on-update-of-ranges="Sheet1.W3:Sheet1.W9 Sheet1.AA2:Sheet1.AA2 Sheet1.AA3:Sheet1.AA9 Sheet1.AB2:Sheet1.AB2 Sheet1.AB3:Sheet1.AB9 Sheet1.AC2:Sheet1.AC2 Sheet1.AC3:Sheet1.AC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 table:style-name="ce3" office:value-type="string" calcext:value-type="string">
            <text:p>MPI</text:p>
          </table:table-cell>
          <table:table-cell table:style-name="ce2" office:value-type="string" calcext:value-type="string" table:number-columns-spanned="3" table:number-rows-spanned="1">
            <text:p>A: 1000x1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4000x4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6000x6000</text:p>
          </table:table-cell>
          <table:covered-table-cell table:number-columns-repeated="2"/>
          <table:table-cell/>
          <table:table-cell table:style-name="ce3" office:value-type="string" calcext:value-type="string">
            <text:p>OpenMP</text:p>
          </table:table-cell>
          <table:table-cell table:style-name="ce2" office:value-type="string" calcext:value-type="string" table:number-columns-spanned="3" table:number-rows-spanned="1">
            <text:p>A: 1000x1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4000x4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6000x6000</text:p>
          </table:table-cell>
          <table:covered-table-cell table:number-columns-repeated="2"/>
          <table:table-cell/>
          <table:table-cell table:style-name="ce3" office:value-type="string" calcext:value-type="string">
            <text:p>OpenMP/MPI</text:p>
          </table:table-cell>
          <table:table-cell table:style-name="ce2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peedup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nthreads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A4000</text:p>
          </table:table-cell>
          <table:table-cell office:value-type="string" calcext:value-type="string">
            <text:p>A6000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A4000</text:p>
          </table:table-cell>
          <table:table-cell office:value-type="string" calcext:value-type="string">
            <text:p>A600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451076" calcext:value-type="float">
            <text:p>0.451076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table:style-name="ce7" office:value-type="float" office:value="29.6839" calcext:value-type="float">
            <text:p>29.6839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table:style-name="ce7" office:value-type="float" office:value="103.814" calcext:value-type="float">
            <text:p>103.814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8773" calcext:value-type="float">
            <text:p>0.528773</text:p>
          </table:table-cell>
          <table:table-cell table:formula="of:=[.$M$3]/[.$M3]" office:value-type="float" office:value="1" calcext:value-type="float">
            <text:p>1</text:p>
          </table:table-cell>
          <table:table-cell table:formula="of:=[.$N3]/[.$L3]"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table:formula="of:=[.$P$3]/[.$P3]" office:value-type="float" office:value="1" calcext:value-type="float">
            <text:p>1</text:p>
          </table:table-cell>
          <table:table-cell table:formula="of:=[.$Q3]/[.$L3]" office:value-type="float" office:value="1" calcext:value-type="float">
            <text:p>1</text:p>
          </table:table-cell>
          <table:table-cell office:value-type="float" office:value="108.691" calcext:value-type="float">
            <text:p>108.691</text:p>
          </table:table-cell>
          <table:table-cell table:formula="of:=[.$S$3]/[.$S3]" office:value-type="float" office:value="1" calcext:value-type="float">
            <text:p>1</text:p>
          </table:table-cell>
          <table:table-cell table:formula="of:=[.$T3]/[.$L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M3]/[.$B3]" office:value-type="float" office:value="1.17224813556917" calcext:value-type="float">
            <text:p>1.17224813556917</text:p>
          </table:table-cell>
          <table:table-cell table:formula="of:=[.$P3]/[.$E3]" office:value-type="float" office:value="1.02951431584125" calcext:value-type="float">
            <text:p>1.02951431584125</text:p>
          </table:table-cell>
          <table:table-cell table:formula="of:=[.$S3]/[.$H3]" office:value-type="float" office:value="1.04697824956172" calcext:value-type="float">
            <text:p>1.04697824956172</text:p>
          </table:table-cell>
          <table:table-cell table:formula="of:=[.$C3]/[.$N3]" office:value-type="float" office:value="1" calcext:value-type="float">
            <text:p>1</text:p>
          </table:table-cell>
          <table:table-cell table:formula="of:=[.$F3]/[.$Q3]" office:value-type="float" office:value="1" calcext:value-type="float">
            <text:p>1</text:p>
          </table:table-cell>
          <table:table-cell table:formula="of:=[.$G3]/[.$R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230952" calcext:value-type="float">
            <text:p>0.230952</text:p>
          </table:table-cell>
          <table:table-cell table:formula="of:=[.$B$3]/[.$B4]" office:value-type="float" office:value="1.9531157989539" calcext:value-type="float">
            <text:p>1.9531157989539</text:p>
          </table:table-cell>
          <table:table-cell table:formula="of:=[.$C4]/[.$A4]" office:value-type="float" office:value="0.976557899476948" calcext:value-type="float">
            <text:p>0.976557899476948</text:p>
          </table:table-cell>
          <table:table-cell table:style-name="ce7" office:value-type="float" office:value="14.9441" calcext:value-type="float">
            <text:p>14.9441</text:p>
          </table:table-cell>
          <table:table-cell table:formula="of:=[.$E$3]/[.$E4]" office:value-type="float" office:value="1.98632905293728" calcext:value-type="float">
            <text:p>1.98632905293728</text:p>
          </table:table-cell>
          <table:table-cell table:formula="of:=[.$F4]/[.$A4]" office:value-type="float" office:value="0.99316452646864" calcext:value-type="float">
            <text:p>0.99316452646864</text:p>
          </table:table-cell>
          <table:table-cell table:style-name="ce7" office:value-type="float" office:value="52.2953" calcext:value-type="float">
            <text:p>52.2953</text:p>
          </table:table-cell>
          <table:table-cell table:formula="of:=[.$H$3]/[.$H4]" office:value-type="float" office:value="1.98514971708739" calcext:value-type="float">
            <text:p>1.98514971708739</text:p>
          </table:table-cell>
          <table:table-cell table:formula="of:=[.$I4]/[.$A4]" office:value-type="float" office:value="0.992574858543693" calcext:value-type="float">
            <text:p>0.9925748585436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91595" calcext:value-type="float">
            <text:p>0.291595</text:p>
          </table:table-cell>
          <table:table-cell table:formula="of:=[.$M$3]/[.$M4]" office:value-type="float" office:value="1.81338157375812" calcext:value-type="float">
            <text:p>1.81338157375812</text:p>
          </table:table-cell>
          <table:table-cell table:formula="of:=[.$N4]/[.$L4]" office:value-type="float" office:value="0.906690786879062" calcext:value-type="float">
            <text:p>0.906690786879062</text:p>
          </table:table-cell>
          <table:table-cell office:value-type="float" office:value="15.3958" calcext:value-type="float">
            <text:p>15.3958</text:p>
          </table:table-cell>
          <table:table-cell table:formula="of:=[.$P$3]/[.$P4]" office:value-type="float" office:value="1.9849569363073" calcext:value-type="float">
            <text:p>1.9849569363073</text:p>
          </table:table-cell>
          <table:table-cell table:formula="of:=[.$Q4]/[.$L4]" office:value-type="float" office:value="0.992478468153652" calcext:value-type="float">
            <text:p>0.992478468153652</text:p>
          </table:table-cell>
          <table:table-cell office:value-type="float" office:value="53.4733" calcext:value-type="float">
            <text:p>53.4733</text:p>
          </table:table-cell>
          <table:table-cell table:formula="of:=[.$S$3]/[.$S4]" office:value-type="float" office:value="2.03262188793286" calcext:value-type="float">
            <text:p>2.03262188793286</text:p>
          </table:table-cell>
          <table:table-cell table:formula="of:=[.$T4]/[.$L4]" office:value-type="float" office:value="1.01631094396643" calcext:value-type="float">
            <text:p>1.016310943966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M4]/[.$B4]" office:value-type="float" office:value="1.26257837126329" calcext:value-type="float">
            <text:p>1.26257837126329</text:p>
          </table:table-cell>
          <table:table-cell table:formula="of:=[.$P4]/[.$E4]" office:value-type="float" office:value="1.03022597546858" calcext:value-type="float">
            <text:p>1.03022597546858</text:p>
          </table:table-cell>
          <table:table-cell table:formula="of:=[.$S4]/[.$H4]" office:value-type="float" office:value="1.02252592489191" calcext:value-type="float">
            <text:p>1.02252592489191</text:p>
          </table:table-cell>
          <table:table-cell table:formula="of:=[.$C4]/[.$N4]" office:value-type="float" office:value="1.07705726539737" calcext:value-type="float">
            <text:p>1.07705726539737</text:p>
          </table:table-cell>
          <table:table-cell table:formula="of:=[.$F4]/[.$Q4]" office:value-type="float" office:value="1.00069125763128" calcext:value-type="float">
            <text:p>1.00069125763128</text:p>
          </table:table-cell>
          <table:table-cell table:formula="of:=[.$G4]/[.$R4]" office:value-type="float" office:value="1.00069125763128" calcext:value-type="float">
            <text:p>1.0006912576312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120539" calcext:value-type="float">
            <text:p>0.120539</text:p>
          </table:table-cell>
          <table:table-cell table:formula="of:=[.$B$3]/[.$B5]" office:value-type="float" office:value="3.74215813968923" calcext:value-type="float">
            <text:p>3.74215813968923</text:p>
          </table:table-cell>
          <table:table-cell table:formula="of:=[.$C5]/[.$A5]" office:value-type="float" office:value="0.935539534922307" calcext:value-type="float">
            <text:p>0.935539534922307</text:p>
          </table:table-cell>
          <table:table-cell table:style-name="ce7" office:value-type="float" office:value="7.63123" calcext:value-type="float">
            <text:p>7.63123</text:p>
          </table:table-cell>
          <table:table-cell table:formula="of:=[.$E$3]/[.$E5]" office:value-type="float" office:value="3.88979234016011" calcext:value-type="float">
            <text:p>3.88979234016011</text:p>
          </table:table-cell>
          <table:table-cell table:formula="of:=[.$F5]/[.$A5]" office:value-type="float" office:value="0.972448085040026" calcext:value-type="float">
            <text:p>0.972448085040026</text:p>
          </table:table-cell>
          <table:table-cell table:style-name="ce7" office:value-type="float" office:value="26.5347" calcext:value-type="float">
            <text:p>26.5347</text:p>
          </table:table-cell>
          <table:table-cell table:formula="of:=[.$H$3]/[.$H5]" office:value-type="float" office:value="3.91238642230739" calcext:value-type="float">
            <text:p>3.91238642230739</text:p>
          </table:table-cell>
          <table:table-cell table:formula="of:=[.$I5]/[.$A5]" office:value-type="float" office:value="0.978096605576848" calcext:value-type="float">
            <text:p>0.9780966055768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3339" calcext:value-type="float">
            <text:p>0.143339</text:p>
          </table:table-cell>
          <table:table-cell table:formula="of:=[.$M$3]/[.$M5]" office:value-type="float" office:value="3.68896811056307" calcext:value-type="float">
            <text:p>3.68896811056307</text:p>
          </table:table-cell>
          <table:table-cell table:formula="of:=[.$N5]/[.$L5]" office:value-type="float" office:value="0.922242027640768" calcext:value-type="float">
            <text:p>0.922242027640768</text:p>
          </table:table-cell>
          <table:table-cell office:value-type="float" office:value="7.80801" calcext:value-type="float">
            <text:p>7.80801</text:p>
          </table:table-cell>
          <table:table-cell table:formula="of:=[.$P$3]/[.$P5]" office:value-type="float" office:value="3.91392941351253" calcext:value-type="float">
            <text:p>3.91392941351253</text:p>
          </table:table-cell>
          <table:table-cell table:formula="of:=[.$Q5]/[.$L5]" office:value-type="float" office:value="0.978482353378133" calcext:value-type="float">
            <text:p>0.978482353378133</text:p>
          </table:table-cell>
          <table:table-cell office:value-type="float" office:value="27.5261" calcext:value-type="float">
            <text:p>27.5261</text:p>
          </table:table-cell>
          <table:table-cell table:formula="of:=[.$S$3]/[.$S5]" office:value-type="float" office:value="3.94865236993254" calcext:value-type="float">
            <text:p>3.94865236993254</text:p>
          </table:table-cell>
          <table:table-cell table:formula="of:=[.$T5]/[.$L5]" office:value-type="float" office:value="0.987163092483134" calcext:value-type="float">
            <text:p>0.98716309248313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M5]/[.$B5]" office:value-type="float" office:value="1.18915039945578" calcext:value-type="float">
            <text:p>1.18915039945578</text:p>
          </table:table-cell>
          <table:table-cell table:formula="of:=[.$P5]/[.$E5]" office:value-type="float" office:value="1.02316533507705" calcext:value-type="float">
            <text:p>1.02316533507705</text:p>
          </table:table-cell>
          <table:table-cell table:formula="of:=[.$S5]/[.$H5]" office:value-type="float" office:value="1.03736239716296" calcext:value-type="float">
            <text:p>1.03736239716296</text:p>
          </table:table-cell>
          <table:table-cell table:formula="of:=[.$C5]/[.$N5]" office:value-type="float" office:value="1.01441867414735" calcext:value-type="float">
            <text:p>1.01441867414735</text:p>
          </table:table-cell>
          <table:table-cell table:formula="of:=[.$F5]/[.$Q5]" office:value-type="float" office:value="0.993833033046253" calcext:value-type="float">
            <text:p>0.993833033046253</text:p>
          </table:table-cell>
          <table:table-cell table:formula="of:=[.$G5]/[.$R5]" office:value-type="float" office:value="0.993833033046253" calcext:value-type="float">
            <text:p>0.993833033046253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0670783" calcext:value-type="float">
            <text:p>0.067078</text:p>
          </table:table-cell>
          <table:table-cell table:formula="of:=[.$B$3]/[.$B6]" office:value-type="float" office:value="6.72461884096645" calcext:value-type="float">
            <text:p>6.72461884096645</text:p>
          </table:table-cell>
          <table:table-cell table:formula="of:=[.$C6]/[.$A6]" office:value-type="float" office:value="0.840577355120807" calcext:value-type="float">
            <text:p>0.840577355120807</text:p>
          </table:table-cell>
          <table:table-cell table:style-name="ce7" office:value-type="float" office:value="4.31573" calcext:value-type="float">
            <text:p>4.31573</text:p>
          </table:table-cell>
          <table:table-cell table:formula="of:=[.$E$3]/[.$E6]" office:value-type="float" office:value="6.87807161245027" calcext:value-type="float">
            <text:p>6.87807161245027</text:p>
          </table:table-cell>
          <table:table-cell table:formula="of:=[.$F6]/[.$A6]" office:value-type="float" office:value="0.859758951556283" calcext:value-type="float">
            <text:p>0.859758951556283</text:p>
          </table:table-cell>
          <table:table-cell table:style-name="ce7" office:value-type="float" office:value="16.1061" calcext:value-type="float">
            <text:p>16.1061</text:p>
          </table:table-cell>
          <table:table-cell table:formula="of:=[.$H$3]/[.$H6]" office:value-type="float" office:value="6.44563240014653" calcext:value-type="float">
            <text:p>6.44563240014653</text:p>
          </table:table-cell>
          <table:table-cell table:formula="of:=[.$I6]/[.$A6]" office:value-type="float" office:value="0.805704050018316" calcext:value-type="float">
            <text:p>0.8057040500183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10175" calcext:value-type="float">
            <text:p>0.0810175</text:p>
          </table:table-cell>
          <table:table-cell table:formula="of:=[.$M$3]/[.$M6]" office:value-type="float" office:value="6.52665164933502" calcext:value-type="float">
            <text:p>6.52665164933502</text:p>
          </table:table-cell>
          <table:table-cell table:formula="of:=[.$N6]/[.$L6]" office:value-type="float" office:value="0.815831456166877" calcext:value-type="float">
            <text:p>0.815831456166877</text:p>
          </table:table-cell>
          <table:table-cell office:value-type="float" office:value="4.53129" calcext:value-type="float">
            <text:p>4.53129</text:p>
          </table:table-cell>
          <table:table-cell table:formula="of:=[.$P$3]/[.$P6]" office:value-type="float" office:value="6.74421632691794" calcext:value-type="float">
            <text:p>6.74421632691794</text:p>
          </table:table-cell>
          <table:table-cell table:formula="of:=[.$Q6]/[.$L6]" office:value-type="float" office:value="0.843027040864743" calcext:value-type="float">
            <text:p>0.843027040864743</text:p>
          </table:table-cell>
          <table:table-cell office:value-type="float" office:value="16.3908" calcext:value-type="float">
            <text:p>16.3908</text:p>
          </table:table-cell>
          <table:table-cell table:formula="of:=[.$S$3]/[.$S6]" office:value-type="float" office:value="6.63121995265637" calcext:value-type="float">
            <text:p>6.63121995265637</text:p>
          </table:table-cell>
          <table:table-cell table:formula="of:=[.$T6]/[.$L6]" office:value-type="float" office:value="0.828902494082046" calcext:value-type="float">
            <text:p>0.82890249408204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M6]/[.$B6]" office:value-type="float" office:value="1.2078049085919" calcext:value-type="float">
            <text:p>1.2078049085919</text:p>
          </table:table-cell>
          <table:table-cell table:formula="of:=[.$P6]/[.$E6]" office:value-type="float" office:value="1.04994751756945" calcext:value-type="float">
            <text:p>1.04994751756945</text:p>
          </table:table-cell>
          <table:table-cell table:formula="of:=[.$S6]/[.$H6]" office:value-type="float" office:value="1.0176765324939" calcext:value-type="float">
            <text:p>1.0176765324939</text:p>
          </table:table-cell>
          <table:table-cell table:formula="of:=[.$C6]/[.$N6]" office:value-type="float" office:value="1.03033212162497" calcext:value-type="float">
            <text:p>1.03033212162497</text:p>
          </table:table-cell>
          <table:table-cell table:formula="of:=[.$F6]/[.$Q6]" office:value-type="float" office:value="1.01984741874279" calcext:value-type="float">
            <text:p>1.01984741874279</text:p>
          </table:table-cell>
          <table:table-cell table:formula="of:=[.$G6]/[.$R6]" office:value-type="float" office:value="1.01984741874279" calcext:value-type="float">
            <text:p>1.01984741874279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0395693" calcext:value-type="float">
            <text:p>0.039569</text:p>
          </table:table-cell>
          <table:table-cell table:formula="of:=[.$B$3]/[.$B7]" office:value-type="float" office:value="11.3996456849123" calcext:value-type="float">
            <text:p>11.3996456849123</text:p>
          </table:table-cell>
          <table:table-cell table:formula="of:=[.$C7]/[.$A7]" office:value-type="float" office:value="0.712477855307018" calcext:value-type="float">
            <text:p>0.712477855307018</text:p>
          </table:table-cell>
          <table:table-cell table:style-name="ce7" office:value-type="float" office:value="2.04292" calcext:value-type="float">
            <text:p>2.04292</text:p>
          </table:table-cell>
          <table:table-cell table:formula="of:=[.$E$3]/[.$E7]" office:value-type="float" office:value="14.5301333385546" calcext:value-type="float">
            <text:p>14.5301333385546</text:p>
          </table:table-cell>
          <table:table-cell table:formula="of:=[.$F7]/[.$A7]" office:value-type="float" office:value="0.908133333659664" calcext:value-type="float">
            <text:p>0.908133333659664</text:p>
          </table:table-cell>
          <table:table-cell table:style-name="ce7" office:value-type="float" office:value="8.52288" calcext:value-type="float">
            <text:p>8.52288</text:p>
          </table:table-cell>
          <table:table-cell table:formula="of:=[.$H$3]/[.$H7]" office:value-type="float" office:value="12.1806243898776" calcext:value-type="float">
            <text:p>12.1806243898776</text:p>
          </table:table-cell>
          <table:table-cell table:formula="of:=[.$I7]/[.$A7]" office:value-type="float" office:value="0.76128902436735" calcext:value-type="float">
            <text:p>0.761289024367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99443" calcext:value-type="float">
            <text:p>0.0499443</text:p>
          </table:table-cell>
          <table:table-cell table:formula="of:=[.$M$3]/[.$M7]" office:value-type="float" office:value="10.5872542011801" calcext:value-type="float">
            <text:p>10.5872542011801</text:p>
          </table:table-cell>
          <table:table-cell table:formula="of:=[.$N7]/[.$L7]" office:value-type="float" office:value="0.661703387573757" calcext:value-type="float">
            <text:p>0.661703387573757</text:p>
          </table:table-cell>
          <table:table-cell office:value-type="float" office:value="2.13914" calcext:value-type="float">
            <text:p>2.13914</text:p>
          </table:table-cell>
          <table:table-cell table:formula="of:=[.$P$3]/[.$P7]" office:value-type="float" office:value="14.2861149807867" calcext:value-type="float">
            <text:p>14.2861149807867</text:p>
          </table:table-cell>
          <table:table-cell table:formula="of:=[.$Q7]/[.$L7]" office:value-type="float" office:value="0.892882186299167" calcext:value-type="float">
            <text:p>0.892882186299167</text:p>
          </table:table-cell>
          <table:table-cell office:value-type="float" office:value="9.199" calcext:value-type="float">
            <text:p>9.199</text:p>
          </table:table-cell>
          <table:table-cell table:formula="of:=[.$S$3]/[.$S7]" office:value-type="float" office:value="11.8155234264594" calcext:value-type="float">
            <text:p>11.8155234264594</text:p>
          </table:table-cell>
          <table:table-cell table:formula="of:=[.$T7]/[.$L7]" office:value-type="float" office:value="0.738470214153712" calcext:value-type="float">
            <text:p>0.7384702141537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M7]/[.$B7]" office:value-type="float" office:value="1.2621982193266" calcext:value-type="float">
            <text:p>1.2621982193266</text:p>
          </table:table-cell>
          <table:table-cell table:formula="of:=[.$P7]/[.$E7]" office:value-type="float" office:value="1.047099250093" calcext:value-type="float">
            <text:p>1.047099250093</text:p>
          </table:table-cell>
          <table:table-cell table:formula="of:=[.$S7]/[.$H7]" office:value-type="float" office:value="1.07932999173988" calcext:value-type="float">
            <text:p>1.07932999173988</text:p>
          </table:table-cell>
          <table:table-cell table:formula="of:=[.$C7]/[.$N7]" office:value-type="float" office:value="1.07673297233589" calcext:value-type="float">
            <text:p>1.07673297233589</text:p>
          </table:table-cell>
          <table:table-cell table:formula="of:=[.$F7]/[.$Q7]" office:value-type="float" office:value="1.01708080595012" calcext:value-type="float">
            <text:p>1.01708080595012</text:p>
          </table:table-cell>
          <table:table-cell table:formula="of:=[.$G7]/[.$R7]" office:value-type="float" office:value="1.01708080595012" calcext:value-type="float">
            <text:p>1.01708080595012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0265409" calcext:value-type="float">
            <text:p>0.026541</text:p>
          </table:table-cell>
          <table:table-cell table:formula="of:=[.$B$3]/[.$B8]" office:value-type="float" office:value="16.9955050506953" calcext:value-type="float">
            <text:p>16.9955050506953</text:p>
          </table:table-cell>
          <table:table-cell table:formula="of:=[.$C8]/[.$A8]" office:value-type="float" office:value="0.531109532834229" calcext:value-type="float">
            <text:p>0.531109532834229</text:p>
          </table:table-cell>
          <table:table-cell table:style-name="ce7" office:value-type="float" office:value="1.06453" calcext:value-type="float">
            <text:p>1.06453</text:p>
          </table:table-cell>
          <table:table-cell table:formula="of:=[.$E$3]/[.$E8]" office:value-type="float" office:value="27.8845124139292" calcext:value-type="float">
            <text:p>27.8845124139292</text:p>
          </table:table-cell>
          <table:table-cell table:formula="of:=[.$F8]/[.$A8]" office:value-type="float" office:value="0.871391012935286" calcext:value-type="float">
            <text:p>0.871391012935286</text:p>
          </table:table-cell>
          <table:table-cell table:style-name="ce7" office:value-type="float" office:value="3.54647" calcext:value-type="float">
            <text:p>3.54647</text:p>
          </table:table-cell>
          <table:table-cell table:formula="of:=[.$H$3]/[.$H8]" office:value-type="float" office:value="29.2724878541197" calcext:value-type="float">
            <text:p>29.2724878541197</text:p>
          </table:table-cell>
          <table:table-cell table:formula="of:=[.$I8]/[.$A8]" office:value-type="float" office:value="0.914765245441241" calcext:value-type="float">
            <text:p>0.9147652454412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12162" calcext:value-type="float">
            <text:p>0.0412162</text:p>
          </table:table-cell>
          <table:table-cell table:formula="of:=[.$M$3]/[.$M8]" office:value-type="float" office:value="12.8292516049515" calcext:value-type="float">
            <text:p>12.8292516049515</text:p>
          </table:table-cell>
          <table:table-cell table:formula="of:=[.$N8]/[.$L8]" office:value-type="float" office:value="0.400914112654733" calcext:value-type="float">
            <text:p>0.400914112654733</text:p>
          </table:table-cell>
          <table:table-cell office:value-type="float" office:value="1.61575" calcext:value-type="float">
            <text:p>1.61575</text:p>
          </table:table-cell>
          <table:table-cell table:formula="of:=[.$P$3]/[.$P8]" office:value-type="float" office:value="18.9138171127959" calcext:value-type="float">
            <text:p>18.9138171127959</text:p>
          </table:table-cell>
          <table:table-cell table:formula="of:=[.$Q8]/[.$L8]" office:value-type="float" office:value="0.591056784774872" calcext:value-type="float">
            <text:p>0.591056784774872</text:p>
          </table:table-cell>
          <table:table-cell office:value-type="float" office:value="7.81375" calcext:value-type="float">
            <text:p>7.81375</text:p>
          </table:table-cell>
          <table:table-cell table:formula="of:=[.$S$3]/[.$S8]" office:value-type="float" office:value="13.9102223644217" calcext:value-type="float">
            <text:p>13.9102223644217</text:p>
          </table:table-cell>
          <table:table-cell table:formula="of:=[.$T8]/[.$L8]" office:value-type="float" office:value="0.434694448888178" calcext:value-type="float">
            <text:p>0.43469444888817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M8]/[.$B8]" office:value-type="float" office:value="1.55293151324936" calcext:value-type="float">
            <text:p>1.55293151324936</text:p>
          </table:table-cell>
          <table:table-cell table:formula="of:=[.$P8]/[.$E8]" office:value-type="float" office:value="1.5178059801039" calcext:value-type="float">
            <text:p>1.5178059801039</text:p>
          </table:table-cell>
          <table:table-cell table:formula="of:=[.$S8]/[.$H8]" office:value-type="float" office:value="2.20324717254058" calcext:value-type="float">
            <text:p>2.20324717254058</text:p>
          </table:table-cell>
          <table:table-cell table:formula="of:=[.$C8]/[.$N8]" office:value-type="float" office:value="1.3247464134335" calcext:value-type="float">
            <text:p>1.3247464134335</text:p>
          </table:table-cell>
          <table:table-cell table:formula="of:=[.$F8]/[.$Q8]" office:value-type="float" office:value="1.47429322424104" calcext:value-type="float">
            <text:p>1.47429322424104</text:p>
          </table:table-cell>
          <table:table-cell table:formula="of:=[.$G8]/[.$R8]" office:value-type="float" office:value="1.47429322424104" calcext:value-type="float">
            <text:p>1.47429322424104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0.0212097" calcext:value-type="float">
            <text:p>0.021210</text:p>
          </table:table-cell>
          <table:table-cell table:formula="of:=[.$B$3]/[.$B9]" office:value-type="float" office:value="21.2674389548178" calcext:value-type="float">
            <text:p>21.2674389548178</text:p>
          </table:table-cell>
          <table:table-cell table:formula="of:=[.$C9]/[.$A9]" office:value-type="float" office:value="0.354457315913631" calcext:value-type="float">
            <text:p>0.354457315913631</text:p>
          </table:table-cell>
          <table:table-cell table:style-name="ce7" office:value-type="float" office:value="0.624913" calcext:value-type="float">
            <text:p>0.624913</text:p>
          </table:table-cell>
          <table:table-cell table:formula="of:=[.$E$3]/[.$E9]" office:value-type="float" office:value="47.5008521186149" calcext:value-type="float">
            <text:p>47.5008521186149</text:p>
          </table:table-cell>
          <table:table-cell table:formula="of:=[.$F9]/[.$A9]" office:value-type="float" office:value="0.791680868643582" calcext:value-type="float">
            <text:p>0.791680868643582</text:p>
          </table:table-cell>
          <table:table-cell table:style-name="ce7" office:value-type="float" office:value="1.98532" calcext:value-type="float">
            <text:p>1.98532</text:p>
          </table:table-cell>
          <table:table-cell table:formula="of:=[.$H$3]/[.$H9]" office:value-type="float" office:value="52.2908145790099" calcext:value-type="float">
            <text:p>52.2908145790099</text:p>
          </table:table-cell>
          <table:table-cell table:formula="of:=[.$I9]/[.$A9]" office:value-type="float" office:value="0.871513576316832" calcext:value-type="float">
            <text:p>0.8715135763168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4068" calcext:value-type="float">
            <text:p>0.044068</text:p>
          </table:table-cell>
          <table:table-cell table:formula="of:=[.$M$3]/[.$M9]" office:value-type="float" office:value="11.9990242352728" calcext:value-type="float">
            <text:p>11.9990242352728</text:p>
          </table:table-cell>
          <table:table-cell table:formula="of:=[.$N9]/[.$L9]" office:value-type="float" office:value="0.187484753676137" calcext:value-type="float">
            <text:p>0.187484753676137</text:p>
          </table:table-cell>
          <table:table-cell office:value-type="float" office:value="1.51641" calcext:value-type="float">
            <text:p>1.51641</text:p>
          </table:table-cell>
          <table:table-cell table:formula="of:=[.$P$3]/[.$P9]" office:value-type="float" office:value="20.1528610336255" calcext:value-type="float">
            <text:p>20.1528610336255</text:p>
          </table:table-cell>
          <table:table-cell table:formula="of:=[.$Q9]/[.$L9]" office:value-type="float" office:value="0.314888453650398" calcext:value-type="float">
            <text:p>0.314888453650398</text:p>
          </table:table-cell>
          <table:table-cell office:value-type="float" office:value="8.86479" calcext:value-type="float">
            <text:p>8.86479</text:p>
          </table:table-cell>
          <table:table-cell table:formula="of:=[.$S$3]/[.$S9]" office:value-type="float" office:value="12.2609785454591" calcext:value-type="float">
            <text:p>12.2609785454591</text:p>
          </table:table-cell>
          <table:table-cell table:formula="of:=[.$T9]/[.$L9]" office:value-type="float" office:value="0.191577789772798" calcext:value-type="float">
            <text:p>0.19157778977279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M9]/[.$B9]" office:value-type="float" office:value="2.07772858644865" calcext:value-type="float">
            <text:p>2.07772858644865</text:p>
          </table:table-cell>
          <table:table-cell table:formula="of:=[.$P9]/[.$E9]" office:value-type="float" office:value="2.42659378185443" calcext:value-type="float">
            <text:p>2.42659378185443</text:p>
          </table:table-cell>
          <table:table-cell table:formula="of:=[.$S9]/[.$H9]" office:value-type="float" office:value="4.46516934297745" calcext:value-type="float">
            <text:p>4.46516934297745</text:p>
          </table:table-cell>
          <table:table-cell table:formula="of:=[.$C9]/[.$N9]" office:value-type="float" office:value="1.7724307025149" calcext:value-type="float">
            <text:p>1.7724307025149</text:p>
          </table:table-cell>
          <table:table-cell table:formula="of:=[.$F9]/[.$Q9]" office:value-type="float" office:value="2.35702772124309" calcext:value-type="float">
            <text:p>2.35702772124309</text:p>
          </table:table-cell>
          <table:table-cell table:formula="of:=[.$G9]/[.$R9]" office:value-type="float" office:value="2.5141629026593" calcext:value-type="float">
            <text:p>2.5141629026593</text:p>
          </table:table-cell>
          <table:table-cell table:number-columns-repeated="995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office:value-type="float" office:value="0.0630852" calcext:value-type="float">
            <text:p>0.0630852</text:p>
          </table:table-cell>
          <table:table-cell table:formula="of:=[.$M$3]/[.$M10]" office:value-type="float" office:value="8.38188671827941" calcext:value-type="float">
            <text:p>8.38188671827941</text:p>
          </table:table-cell>
          <table:table-cell table:formula="of:=[.$N10]/[.$L10]" office:value-type="float" office:value="0.0654834899865579" calcext:value-type="float">
            <text:p>0.065483489986558</text:p>
          </table:table-cell>
          <table:table-cell office:value-type="float" office:value="1.70092" calcext:value-type="float">
            <text:p>1.70092</text:p>
          </table:table-cell>
          <table:table-cell table:formula="of:=[.$P$3]/[.$P10]" office:value-type="float" office:value="17.9667474072855" calcext:value-type="float">
            <text:p>17.9667474072855</text:p>
          </table:table-cell>
          <table:table-cell table:formula="of:=[.$Q10]/[.$L10]" office:value-type="float" office:value="0.140365214119418" calcext:value-type="float">
            <text:p>0.140365214119418</text:p>
          </table:table-cell>
          <table:table-cell office:value-type="float" office:value="8.91052" calcext:value-type="float">
            <text:p>8.91052</text:p>
          </table:table-cell>
          <table:table-cell table:formula="of:=[.$S$3]/[.$S10]" office:value-type="float" office:value="12.1980535367184" calcext:value-type="float">
            <text:p>12.1980535367184</text:p>
          </table:table-cell>
          <table:table-cell table:formula="of:=[.$T10]/[.$L10]" office:value-type="float" office:value="0.0952972932556125" calcext:value-type="float">
            <text:p>0.095297293255613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5:43:48.439046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4-20T18:24:28.725607359</dc:date>
    <meta:editing-duration>PT3H54M40S</meta:editing-duration>
    <meta:editing-cycles>61</meta:editing-cycles>
    <meta:generator>LibreOffice/6.4.7.2$Linux_X86_64 LibreOffice_project/40$Build-2</meta:generator>
    <meta:document-statistic meta:table-count="1" meta:cell-count="237" meta:object-count="11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2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8cm" svg:height="8.06cm" xlink:href=".." xlink:type="simple" chart:class="chart:scatter" chart:style-name="ch1">
        <chart:legend chart:legend-position="end" svg:x="13.013cm" svg:y="0.391cm" style:legend-expansion="custom" chartooo:width="2.286cm" chartooo:height="0.991cm" style:legend-expansion-aspect-ratio="2.30676084762866" chart:style-name="ch2"/>
        <chart:plot-area chart:style-name="ch3" table:cell-range-address="Sheet1.A3:Sheet1.B10 Sheet1.B2:Sheet1.B2" chart:data-source-has-labels="row" svg:x="1.116cm" svg:y="0.165cm" svg:width="14.42cm" svg:height="7.058cm">
          <chartooo:coordinate-region svg:x="2.187cm" svg:y="0.391cm" svg:width="13.11cm" svg:height="6.132cm"/>
          <chart:axis chart:dimension="x" chart:name="primary-x" chart:style-name="ch4">
            <chart:title svg:x="5.485cm" svg:y="7.113cm" chart:style-name="ch5">
              <text:p> number of processes</text:p>
            </chart:title>
          </chart:axis>
          <chart:axis chart:dimension="y" chart:name="primary-y" chart:style-name="ch6">
            <chart:title svg:x="0cm" svg:y="4.968cm" chart:style-name="ch7">
              <text:p>time, sec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451076">
                <text:p>0.451076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0952">
                <text:p>0.230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20539">
                <text:p>0.120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670783">
                <text:p>0.0670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395693">
                <text:p>0.0395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265409">
                <text:p>0.0265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212097">
                <text:p>0.0212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-dash="Dot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41cm" svg:height="7.963cm" xlink:href=".." xlink:type="simple" chart:class="chart:bar" chart:style-name="ch1">
        <chart:legend chart:legend-position="top" svg:x="3.492cm" svg:y="0cm" style:legend-expansion="custom" chartooo:width="8.127cm" chartooo:height="1.048cm" style:legend-expansion-aspect-ratio="7.75477099236641" chart:style-name="ch2"/>
        <chart:plot-area chart:style-name="ch3" table:cell-range-address="Sheet1.W2:Sheet1.Z9" chart:data-source-has-labels="both" svg:x="0.892cm" svg:y="0.823cm" svg:width="13.104cm" svg:height="6.429cm">
          <chartooo:coordinate-region svg:x="1.725cm" svg:y="1.05cm" svg:width="12.271cm" svg:height="5.502cm"/>
          <chart:axis chart:dimension="x" chart:name="primary-x" chart:style-name="ch4" chartooo:axis-type="auto">
            <chartooo:date-scale/>
            <chart:title svg:x="4.902cm" svg:y="6.959cm" chart:style-name="ch5">
              <text:p>nthreads or processes</text:p>
            </chart:title>
            <chart:categories table:cell-range-address="Sheet1.W3:Sheet1.W9"/>
          </chart:axis>
          <chart:axis chart:dimension="y" chart:name="primary-y" chart:style-name="ch6">
            <chart:title svg:x="0.001cm" svg:y="8.01cm" chart:style-name="ch7">
              <text:p>OpenMP to MPI execution time</text:p>
            </chart:title>
            <chart:grid chart:style-name="ch8" chart:class="major"/>
          </chart:axis>
          <chart:series chart:style-name="ch9" chart:values-cell-range-address="Sheet1.X3:Sheet1.X9" chart:label-cell-address="Sheet1.X2:Sheet1.X2" chart:class="chart:bar">
            <chart:data-point chart:repeated="7"/>
          </chart:series>
          <chart:series chart:style-name="ch10" chart:values-cell-range-address="Sheet1.Y3:Sheet1.Y9" chart:label-cell-address="Sheet1.Y2:Sheet1.Y2" chart:class="chart:bar">
            <chart:data-point chart:repeated="7"/>
          </chart:series>
          <chart:series chart:style-name="ch11" chart:values-cell-range-address="Sheet1.Z3:Sheet1.Z9" chart:label-cell-address="Sheet1.Z2:Sheet1.Z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000</text:p>
                <draw:g>
                  <svg:desc>Sheet1.X2:Sheet1.X2</svg:desc>
                </draw:g>
              </table:table-cell>
              <table:table-cell office:value-type="string">
                <text:p>A4000</text:p>
                <draw:g>
                  <svg:desc>Sheet1.Y2:Sheet1.Y2</svg:desc>
                </draw:g>
              </table:table-cell>
              <table:table-cell office:value-type="string">
                <text:p>A6000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W3:Sheet1.W9</svg:desc>
                </draw:g>
              </table:table-cell>
              <table:table-cell office:value-type="float" office:value="1.17224813556917">
                <text:p>1.17224813556917</text:p>
                <draw:g>
                  <svg:desc>Sheet1.X3:Sheet1.X9</svg:desc>
                </draw:g>
              </table:table-cell>
              <table:table-cell office:value-type="float" office:value="1.02951431584125">
                <text:p>1.02951431584125</text:p>
                <draw:g>
                  <svg:desc>Sheet1.Y3:Sheet1.Y9</svg:desc>
                </draw:g>
              </table:table-cell>
              <table:table-cell office:value-type="float" office:value="1.04697824956172">
                <text:p>1.04697824956172</text:p>
                <draw:g>
                  <svg:desc>Sheet1.Z3:Sheet1.Z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257837126329">
                <text:p>1.26257837126329</text:p>
              </table:table-cell>
              <table:table-cell office:value-type="float" office:value="1.03022597546858">
                <text:p>1.03022597546858</text:p>
              </table:table-cell>
              <table:table-cell office:value-type="float" office:value="1.02252592489191">
                <text:p>1.022525924891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8915039945578">
                <text:p>1.18915039945578</text:p>
              </table:table-cell>
              <table:table-cell office:value-type="float" office:value="1.02316533507705">
                <text:p>1.02316533507705</text:p>
              </table:table-cell>
              <table:table-cell office:value-type="float" office:value="1.03736239716296">
                <text:p>1.037362397162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078049085919">
                <text:p>1.2078049085919</text:p>
              </table:table-cell>
              <table:table-cell office:value-type="float" office:value="1.04994751756945">
                <text:p>1.04994751756945</text:p>
              </table:table-cell>
              <table:table-cell office:value-type="float" office:value="1.0176765324939">
                <text:p>1.0176765324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621982193266">
                <text:p>1.2621982193266</text:p>
              </table:table-cell>
              <table:table-cell office:value-type="float" office:value="1.047099250093">
                <text:p>1.047099250093</text:p>
              </table:table-cell>
              <table:table-cell office:value-type="float" office:value="1.07932999173988">
                <text:p>1.079329991739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5293151324936">
                <text:p>1.55293151324936</text:p>
              </table:table-cell>
              <table:table-cell office:value-type="float" office:value="1.5178059801039">
                <text:p>1.5178059801039</text:p>
              </table:table-cell>
              <table:table-cell office:value-type="float" office:value="2.20324717254058">
                <text:p>2.203247172540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07772858644865">
                <text:p>2.07772858644865</text:p>
              </table:table-cell>
              <table:table-cell office:value-type="float" office:value="2.42659378185443">
                <text:p>2.42659378185443</text:p>
              </table:table-cell>
              <table:table-cell office:value-type="float" office:value="4.46516934297745">
                <text:p>4.465169342977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41cm" svg:height="7.963cm" xlink:href=".." xlink:type="simple" chart:class="chart:bar" chart:style-name="ch1">
        <chart:legend chart:legend-position="top" svg:x="3.492cm" svg:y="0cm" style:legend-expansion="custom" chartooo:width="8.127cm" chartooo:height="1.048cm" style:legend-expansion-aspect-ratio="7.75477099236641" chart:style-name="ch2"/>
        <chart:plot-area chart:style-name="ch3" table:cell-range-address="Sheet1.W3:Sheet1.W9 Sheet1.AA2:Sheet1.AC9" chart:data-source-has-labels="both" svg:x="0.892cm" svg:y="0.823cm" svg:width="13.104cm" svg:height="6.429cm">
          <chartooo:coordinate-region svg:x="1.725cm" svg:y="1.05cm" svg:width="12.271cm" svg:height="5.502cm"/>
          <chart:axis chart:dimension="x" chart:name="primary-x" chart:style-name="ch4" chartooo:axis-type="auto">
            <chartooo:date-scale/>
            <chart:title svg:x="4.904cm" svg:y="6.961cm" chart:style-name="ch5">
              <text:p>nthreads or processes</text:p>
            </chart:title>
            <chart:categories table:cell-range-address="Sheet1.W3:Sheet1.W9"/>
          </chart:axis>
          <chart:axis chart:dimension="y" chart:name="primary-y" chart:style-name="ch6">
            <chart:title svg:x="0.001cm" svg:y="7.301cm" chart:style-name="ch7">
              <text:p>MPI to OpenMP speedup</text:p>
            </chart:title>
            <chart:grid chart:style-name="ch8" chart:class="major"/>
          </chart:axis>
          <chart:series chart:style-name="ch9" chart:values-cell-range-address="Sheet1.AA3:Sheet1.AA9" chart:label-cell-address="Sheet1.AA2:Sheet1.AA2" chart:class="chart:bar">
            <chart:data-point chart:repeated="7"/>
          </chart:series>
          <chart:series chart:style-name="ch10" chart:values-cell-range-address="Sheet1.AB3:Sheet1.AB9" chart:label-cell-address="Sheet1.AB2:Sheet1.AB2" chart:class="chart:bar">
            <chart:data-point chart:repeated="7"/>
          </chart:series>
          <chart:series chart:style-name="ch11" chart:values-cell-range-address="Sheet1.AC3:Sheet1.AC9" chart:label-cell-address="Sheet1.AC2:Sheet1.AC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000</text:p>
                <draw:g>
                  <svg:desc>Sheet1.AA2:Sheet1.AA2</svg:desc>
                </draw:g>
              </table:table-cell>
              <table:table-cell office:value-type="string">
                <text:p>A4000</text:p>
                <draw:g>
                  <svg:desc>Sheet1.AB2:Sheet1.AB2</svg:desc>
                </draw:g>
              </table:table-cell>
              <table:table-cell office:value-type="string">
                <text:p>A6000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W3:Sheet1.W9</svg:desc>
                </draw:g>
              </table:table-cell>
              <table:table-cell office:value-type="float" office:value="1">
                <text:p>1</text:p>
                <draw:g>
                  <svg:desc>Sheet1.AA3:Sheet1.AA9</svg:desc>
                </draw:g>
              </table:table-cell>
              <table:table-cell office:value-type="float" office:value="1">
                <text:p>1</text:p>
                <draw:g>
                  <svg:desc>Sheet1.AB3:Sheet1.AB9</svg:desc>
                </draw:g>
              </table:table-cell>
              <table:table-cell office:value-type="float" office:value="1">
                <text:p>1</text:p>
                <draw:g>
                  <svg:desc>Sheet1.AC3:Sheet1.A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7705726539737">
                <text:p>1.07705726539737</text:p>
              </table:table-cell>
              <table:table-cell office:value-type="float" office:value="1.00069125763128">
                <text:p>1.00069125763128</text:p>
              </table:table-cell>
              <table:table-cell office:value-type="float" office:value="1.00069125763128">
                <text:p>1.000691257631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441867414735">
                <text:p>1.01441867414735</text:p>
              </table:table-cell>
              <table:table-cell office:value-type="float" office:value="0.993833033046253">
                <text:p>0.993833033046253</text:p>
              </table:table-cell>
              <table:table-cell office:value-type="float" office:value="0.993833033046253">
                <text:p>0.9938330330462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033212162497">
                <text:p>1.03033212162497</text:p>
              </table:table-cell>
              <table:table-cell office:value-type="float" office:value="1.01984741874279">
                <text:p>1.01984741874279</text:p>
              </table:table-cell>
              <table:table-cell office:value-type="float" office:value="1.01984741874279">
                <text:p>1.019847418742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7673297233589">
                <text:p>1.07673297233589</text:p>
              </table:table-cell>
              <table:table-cell office:value-type="float" office:value="1.01708080595012">
                <text:p>1.01708080595012</text:p>
              </table:table-cell>
              <table:table-cell office:value-type="float" office:value="1.01708080595012">
                <text:p>1.017080805950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247464134335">
                <text:p>1.3247464134335</text:p>
              </table:table-cell>
              <table:table-cell office:value-type="float" office:value="1.47429322424104">
                <text:p>1.47429322424104</text:p>
              </table:table-cell>
              <table:table-cell office:value-type="float" office:value="1.47429322424104">
                <text:p>1.474293224241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724307025149">
                <text:p>1.7724307025149</text:p>
              </table:table-cell>
              <table:table-cell office:value-type="float" office:value="2.35702772124309">
                <text:p>2.35702772124309</text:p>
              </table:table-cell>
              <table:table-cell office:value-type="float" office:value="2.5141629026593">
                <text:p>2.51416290265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0" chart:origin="0" chart:interval-major="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legend chart:legend-position="end" svg:x="12.32cm" svg:y="0.405cm" style:legend-expansion="custom" chartooo:width="2.873cm" chartooo:height="0.969cm" style:legend-expansion-aspect-ratio="2.96491228070175" chart:style-name="ch2"/>
        <chart:plot-area chart:style-name="ch3" table:cell-range-address="Sheet1.A3:Sheet1.A10 Sheet1.C2:Sheet1.C10" chart:data-source-has-labels="row" svg:x="1.223cm" svg:y="0.162cm" svg:width="14.201cm" svg:height="7.012cm">
          <chartooo:coordinate-region svg:x="1.95cm" svg:y="0.388cm" svg:width="13.235cm" svg:height="6.086cm"/>
          <chart:axis chart:dimension="x" chart:name="primary-x" chart:style-name="ch4">
            <chart:title svg:x="5.482cm" svg:y="7.052cm" chart:style-name="ch5">
              <text:p> number of processes</text:p>
            </chart:title>
          </chart:axis>
          <chart:axis chart:dimension="y" chart:name="primary-y" chart:style-name="ch6">
            <chart:title svg:x="0.001cm" svg:y="5.702cm" chart:style-name="ch7">
              <text:p>speedup, times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31157989539">
                <text:p>1.9531157989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4215813968923">
                <text:p>3.74215813968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72461884096645">
                <text:p>6.72461884096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.3996456849123">
                <text:p>11.3996456849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6.9955050506953">
                <text:p>16.9955050506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1.2674389548178">
                <text:p>21.2674389548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3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legend chart:legend-position="end" svg:x="12.207cm" svg:y="0.36cm" style:legend-expansion="custom" chartooo:width="3.032cm" chartooo:height="0.9cm" style:legend-expansion-aspect-ratio="3.36888888888889" chart:style-name="ch2"/>
        <chart:plot-area chart:style-name="ch3" table:cell-range-address="Sheet1.A3:Sheet1.A10 Sheet1.D2:Sheet1.D10" chart:data-source-has-labels="row" svg:x="1.194cm" svg:y="0.134cm" svg:width="14.285cm" svg:height="6.999cm">
          <chartooo:coordinate-region svg:x="2.027cm" svg:y="0.36cm" svg:width="13.213cm" svg:height="6.073cm"/>
          <chart:axis chart:dimension="x" chart:name="primary-x" chart:style-name="ch4">
            <chart:title svg:x="5.495cm" svg:y="7.04cm" chart:style-name="ch5">
              <text:p> number of processes</text:p>
            </chart:title>
          </chart:axis>
          <chart:axis chart:dimension="y" chart:name="primary-y" chart:style-name="ch6">
            <chart:title svg:x="0.001cm" svg:y="6.699cm" chart:style-name="ch7">
              <text:p>speedup / n_processes</text:p>
            </chart:title>
            <chart:grid chart:style-name="ch8" chart:class="major"/>
          </chart:axis>
          <chart:series chart:style-name="ch9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6557899476948">
                <text:p>0.976557899476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539534922307">
                <text:p>0.935539534922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40577355120807">
                <text:p>0.840577355120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12477855307018">
                <text:p>0.712477855307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31109532834229">
                <text:p>0.531109532834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354457315913631">
                <text:p>0.35445731591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23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legend chart:legend-position="end" svg:x="12.982cm" svg:y="0.417cm" style:legend-expansion="custom" chartooo:width="2.296cm" chartooo:height="0.904cm" style:legend-expansion-aspect-ratio="2.53982300884956" chart:style-name="ch2"/>
        <chart:plot-area chart:style-name="ch3" table:cell-range-address="Sheet1.A3:Sheet1.A10 Sheet1.E2:Sheet1.E10" chart:data-source-has-labels="row" svg:x="0.894cm" svg:y="0.165cm" svg:width="14.643cm" svg:height="7.056cm">
          <chartooo:coordinate-region svg:x="1.965cm" svg:y="0.391cm" svg:width="13.332cm" svg:height="6.131cm"/>
          <chart:axis chart:dimension="x" chart:name="primary-x" chart:style-name="ch4">
            <chart:title svg:x="5.374cm" svg:y="7.11cm" chart:style-name="ch5">
              <text:p> number of processes</text:p>
            </chart:title>
          </chart:axis>
          <chart:axis chart:dimension="y" chart:name="primary-y" chart:style-name="ch6">
            <chart:title svg:x="0.001cm" svg:y="4.933cm" chart:style-name="ch7">
              <text:p>time, sec</text:p>
            </chart:title>
            <chart:grid chart:style-name="ch8" chart:class="major"/>
          </chart:axis>
          <chart:series chart:style-name="ch9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29.6839">
                <text:p>29.6839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9441">
                <text:p>14.9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63123">
                <text:p>7.63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31573">
                <text:p>4.3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04292">
                <text:p>2.04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06453">
                <text:p>1.06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624913">
                <text:p>0.624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legend chart:legend-position="end" svg:x="1.955cm" svg:y="0.389cm" style:legend-expansion="custom" chartooo:width="2.987cm" chartooo:height="1.004cm" style:legend-expansion-aspect-ratio="2.97509960159363" chart:style-name="ch2"/>
        <chart:plot-area chart:style-name="ch3" table:cell-range-address="Sheet1.A3:Sheet1.A10 Sheet1.F2:Sheet1.F10" chart:data-source-has-labels="row" svg:x="1.223cm" svg:y="0.162cm" svg:width="14.201cm" svg:height="7.012cm">
          <chartooo:coordinate-region svg:x="1.95cm" svg:y="0.388cm" svg:width="13.235cm" svg:height="6.086cm"/>
          <chart:axis chart:dimension="x" chart:name="primary-x" chart:style-name="ch4">
            <chart:title svg:x="5.482cm" svg:y="7.052cm" chart:style-name="ch5">
              <text:p> number of processes</text:p>
            </chart:title>
          </chart:axis>
          <chart:axis chart:dimension="y" chart:name="primary-y" chart:style-name="ch6">
            <chart:title svg:x="0.001cm" svg:y="5.702cm" chart:style-name="ch7">
              <text:p>speedup, times</text:p>
            </chart:title>
            <chart:grid chart:style-name="ch8" chart:class="major"/>
          </chart:axis>
          <chart:series chart:style-name="ch9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632905293728">
                <text:p>1.9863290529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979234016011">
                <text:p>3.8897923401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7807161245027">
                <text:p>6.87807161245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5301333385546">
                <text:p>14.5301333385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7.8845124139292">
                <text:p>27.8845124139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7.5008521186149">
                <text:p>47.5008521186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3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legend chart:legend-position="end" svg:x="12.207cm" svg:y="0.347cm" style:legend-expansion="custom" chartooo:width="3.079cm" chartooo:height="0.868cm" style:legend-expansion-aspect-ratio="3.54723502304147" chart:style-name="ch2"/>
        <chart:plot-area chart:style-name="ch3" table:cell-range-address="Sheet1.A3:Sheet1.A10 Sheet1.G2:Sheet1.G10" chart:data-source-has-labels="row" svg:x="1.194cm" svg:y="0.134cm" svg:width="14.285cm" svg:height="6.999cm">
          <chartooo:coordinate-region svg:x="2.027cm" svg:y="0.36cm" svg:width="13.213cm" svg:height="6.073cm"/>
          <chart:axis chart:dimension="x" chart:name="primary-x" chart:style-name="ch4">
            <chart:title svg:x="5.495cm" svg:y="7.04cm" chart:style-name="ch5">
              <text:p> number of processes</text:p>
            </chart:title>
          </chart:axis>
          <chart:axis chart:dimension="y" chart:name="primary-y" chart:style-name="ch6">
            <chart:title svg:x="0.001cm" svg:y="6.699cm" chart:style-name="ch7">
              <text:p>speedup / n_processes</text:p>
            </chart:title>
            <chart:grid chart:style-name="ch8" chart:class="major"/>
          </chart:axis>
          <chart:series chart:style-name="ch9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316452646864">
                <text:p>0.99316452646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72448085040026">
                <text:p>0.972448085040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9758951556283">
                <text:p>0.859758951556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08133333659664">
                <text:p>0.908133333659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871391012935286">
                <text:p>0.871391012935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791680868643582">
                <text:p>0.791680868643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23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legend chart:legend-position="end" svg:x="13.005cm" svg:y="0.416cm" style:legend-expansion="custom" chartooo:width="2.273cm" chartooo:height="1.006cm" style:legend-expansion-aspect-ratio="2.25944333996024" chart:style-name="ch2"/>
        <chart:plot-area chart:style-name="ch3" table:cell-range-address="Sheet1.A3:Sheet1.A10 Sheet1.H2:Sheet1.H10" chart:data-source-has-labels="row" svg:x="0.656cm" svg:y="0.391cm" svg:width="14.881cm" svg:height="6.831cm">
          <chartooo:coordinate-region svg:x="1.965cm" svg:y="0.391cm" svg:width="13.332cm" svg:height="6.131cm"/>
          <chart:axis chart:dimension="x" chart:name="primary-x" chart:style-name="ch4">
            <chart:title svg:x="5.255cm" svg:y="7.11cm" chart:style-name="ch5">
              <text:p> number of processes</text:p>
            </chart:title>
          </chart:axis>
          <chart:axis chart:dimension="y" chart:name="primary-y" chart:style-name="ch6">
            <chart:title svg:x="0.001cm" svg:y="5.046cm" chart:style-name="ch7">
              <text:p>time, sec</text:p>
            </chart:title>
            <chart:grid chart:style-name="ch8" chart:class="major"/>
          </chart:axis>
          <chart:series chart:style-name="ch9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03.814">
                <text:p>103.814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.2953">
                <text:p>52.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6.5347">
                <text:p>26.5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.1061">
                <text:p>16.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52288">
                <text:p>8.52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4647">
                <text:p>3.54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98532">
                <text:p>1.98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legend chart:legend-position="end" svg:x="1.975cm" svg:y="0.388cm" style:legend-expansion="custom" chartooo:width="2.967cm" chartooo:height="0.983cm" style:legend-expansion-aspect-ratio="3.01831129196338" chart:style-name="ch2"/>
        <chart:plot-area chart:style-name="ch3" table:cell-range-address="Sheet1.A3:Sheet1.A10 Sheet1.I2:Sheet1.I10" chart:data-source-has-labels="row" svg:x="1.223cm" svg:y="0.162cm" svg:width="14.201cm" svg:height="7.012cm">
          <chartooo:coordinate-region svg:x="1.95cm" svg:y="0.388cm" svg:width="13.235cm" svg:height="6.086cm"/>
          <chart:axis chart:dimension="x" chart:name="primary-x" chart:style-name="ch4">
            <chart:title svg:x="5.482cm" svg:y="7.052cm" chart:style-name="ch5">
              <text:p> number of processes</text:p>
            </chart:title>
          </chart:axis>
          <chart:axis chart:dimension="y" chart:name="primary-y" chart:style-name="ch6">
            <chart:title svg:x="0.001cm" svg:y="5.702cm" chart:style-name="ch7">
              <text:p>speedup, times</text:p>
            </chart:title>
            <chart:grid chart:style-name="ch8" chart:class="major"/>
          </chart:axis>
          <chart:series chart:style-name="ch9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514971708739">
                <text:p>1.98514971708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1238642230739">
                <text:p>3.91238642230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44563240014653">
                <text:p>6.44563240014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1806243898776">
                <text:p>12.18062438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9.2724878541197">
                <text:p>29.2724878541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2.2908145790099">
                <text:p>52.2908145790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3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legend chart:legend-position="end" svg:x="12.207cm" svg:y="0.347cm" style:legend-expansion="custom" chartooo:width="2.993cm" chartooo:height="0.868cm" style:legend-expansion-aspect-ratio="3.44815668202765" chart:style-name="ch2"/>
        <chart:plot-area chart:style-name="ch3" table:cell-range-address="Sheet1.A3:Sheet1.A10 Sheet1.J2:Sheet1.J10" chart:data-source-has-labels="row" svg:x="1.194cm" svg:y="0.134cm" svg:width="14.285cm" svg:height="6.999cm">
          <chartooo:coordinate-region svg:x="2.027cm" svg:y="0.36cm" svg:width="13.213cm" svg:height="6.073cm"/>
          <chart:axis chart:dimension="x" chart:name="primary-x" chart:style-name="ch4">
            <chart:title svg:x="5.495cm" svg:y="7.04cm" chart:style-name="ch5">
              <text:p> number of processes</text:p>
            </chart:title>
          </chart:axis>
          <chart:axis chart:dimension="y" chart:name="primary-y" chart:style-name="ch6">
            <chart:title svg:x="0.001cm" svg:y="6.699cm" chart:style-name="ch7">
              <text:p>speedup / n_processes</text:p>
            </chart:title>
            <chart:grid chart:style-name="ch8" chart:class="major"/>
          </chart:axis>
          <chart:series chart:style-name="ch9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2574858543693">
                <text:p>0.992574858543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78096605576848">
                <text:p>0.97809660557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05704050018316">
                <text:p>0.805704050018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6128902436735">
                <text:p>0.76128902436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14765245441241">
                <text:p>0.91476524544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71513576316832">
                <text:p>0.871513576316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